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03a86" officeooo:paragraph-rsid="00103a86"/>
    </style:style>
    <style:style style:name="P2" style:family="paragraph" style:parent-style-name="Standard">
      <style:paragraph-properties fo:text-align="justify" style:justify-single-word="false"/>
      <style:text-properties fo:font-weight="bold" officeooo:rsid="0010a861" officeooo:paragraph-rsid="0010a861" style:font-weight-asian="bold" style:font-weight-complex="bold"/>
    </style:style>
    <style:style style:name="P3" style:family="paragraph" style:parent-style-name="Standard">
      <style:paragraph-properties fo:text-align="justify" style:justify-single-word="false"/>
      <style:text-properties fo:font-weight="bold" officeooo:rsid="0010eac6" officeooo:paragraph-rsid="0010eac6" style:font-weight-asian="bold" style:font-weight-complex="bold"/>
    </style:style>
    <style:style style:name="P4" style:family="paragraph" style:parent-style-name="Standard">
      <style:paragraph-properties fo:text-align="justify" style:justify-single-word="false"/>
      <style:text-properties fo:font-weight="bold" officeooo:rsid="00122972" officeooo:paragraph-rsid="00122972" style:font-weight-asian="bold" style:font-weight-complex="bold"/>
    </style:style>
    <style:style style:name="P5" style:family="paragraph" style:parent-style-name="Standard">
      <style:paragraph-properties fo:text-align="justify" style:justify-single-word="false"/>
      <style:text-properties fo:font-weight="bold" officeooo:rsid="00159170" officeooo:paragraph-rsid="00159170" style:font-weight-asian="bold" style:font-weight-complex="bold"/>
    </style:style>
    <style:style style:name="P6" style:family="paragraph" style:parent-style-name="Standard">
      <style:paragraph-properties fo:text-align="justify" style:justify-single-word="false"/>
      <style:text-properties fo:font-weight="bold" officeooo:rsid="0018578a" officeooo:paragraph-rsid="0018578a" style:font-weight-asian="bold" style:font-weight-complex="bold"/>
    </style:style>
    <style:style style:name="P7" style:family="paragraph" style:parent-style-name="Standard">
      <style:paragraph-properties fo:text-align="justify" style:justify-single-word="false"/>
      <style:text-properties fo:font-weight="bold" officeooo:rsid="001ce708" officeooo:paragraph-rsid="001ce708" style:font-weight-asian="bold" style:font-weight-complex="bold"/>
    </style:style>
    <style:style style:name="T1" style:family="text">
      <style:text-properties officeooo:rsid="0010a861"/>
    </style:style>
    <style:style style:name="T2" style:family="text">
      <style:text-properties officeooo:rsid="0010eac6"/>
    </style:style>
    <style:style style:name="T3" style:family="text">
      <style:text-properties fo:font-weight="normal" style:font-weight-asian="normal" style:font-weight-complex="normal"/>
    </style:style>
    <style:style style:name="T4" style:family="text">
      <style:text-properties fo:font-weight="normal" officeooo:rsid="001214a9" style:font-weight-asian="normal" style:font-weight-complex="normal"/>
    </style:style>
    <style:style style:name="T5" style:family="text">
      <style:text-properties fo:font-weight="normal" officeooo:rsid="00176cac" style:font-weight-asian="normal" style:font-weight-complex="normal"/>
    </style:style>
    <style:style style:name="T6" style:family="text">
      <style:text-properties fo:font-weight="normal" officeooo:rsid="0018578a" style:font-weight-asian="normal" style:font-weight-complex="normal"/>
    </style:style>
    <style:style style:name="T7" style:family="text">
      <style:text-properties fo:font-weight="normal" officeooo:rsid="0019b27f" style:font-weight-asian="normal" style:font-weight-complex="normal"/>
    </style:style>
    <style:style style:name="T8" style:family="text">
      <style:text-properties fo:font-weight="normal" officeooo:rsid="001ad3e8" style:font-weight-asian="normal" style:font-weight-complex="normal"/>
    </style:style>
    <style:style style:name="T9" style:family="text">
      <style:text-properties fo:font-weight="normal" officeooo:rsid="001bd7b5" style:font-weight-asian="normal" style:font-weight-complex="normal"/>
    </style:style>
    <style:style style:name="T10" style:family="text">
      <style:text-properties fo:font-weight="normal" officeooo:rsid="001ee196" style:font-weight-asian="normal" style:font-weight-complex="normal"/>
    </style:style>
    <style:style style:name="T11" style:family="text">
      <style:text-properties fo:font-weight="normal" officeooo:rsid="001ffa5e" style:font-weight-asian="normal" style:font-weight-complex="normal"/>
    </style:style>
    <style:style style:name="T12" style:family="text">
      <style:text-properties officeooo:rsid="0012bbb0"/>
    </style:style>
    <style:style style:name="T13" style:family="text">
      <style:text-properties officeooo:rsid="001ee1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Juan Lucas Arruda Maciel</text:p>
      <text:p text:style-name="P1">Prontuário: 1510193</text:p>
      <text:p text:style-name="P1">Disciplina: DW1A5</text:p>
      <text:p text:style-name="P1">Aula 3 – Exercício 2</text:p>
      <text:p text:style-name="P1"/>
      <text:p text:style-name="P2">&lt;<text:span text:style-name="T2">b</text:span>&gt;</text:p>
      <text:p text:style-name="P1"><text:tab/>A tag &lt;b&gt; especifica um texto em negrito. Para o mesmo, não há diferenças entre as versões do HTML. <text:span text:style-name="T1">De acordo com a documentação do HTML5 esta tag deve ser utilizada quando não houver outra tag apropriada para destacar certo conteúdo.</text:span></text:p>
      <text:p text:style-name="P1"/>
      <text:p text:style-name="P3">&lt;big&gt;</text:p>
      <text:p text:style-name="P3"><text:tab/><text:span text:style-name="T4">Define um texto maior. Não deve ser utilizado pois o HTML5 não suporta mais esta tag.</text:span></text:p>
      <text:p text:style-name="P3"><text:span text:style-name="T4"/></text:p>
      <text:p text:style-name="P4">&lt;i&gt;</text:p>
      <text:p text:style-name="P1"><text:tab/><text:span text:style-name="T12">Esta tag define um texto em uma forma diferente de humor ou voz. Pode indicar um termo técnico, uma frase de outra língua, um pensamento, etc. Esta só deve ser utilizada quando não houver outra tag apropriada para o conteúdo. No HTML 4 esta tag era utilizada para renderizar textos em itálico, entretanto, no HTML 5 não é utilizado necessariamente para esta função, uma vez que há outras tags que também fazem o mesmo efeito.</text:span></text:p>
      <text:p text:style-name="P1"/>
      <text:p text:style-name="P5">&lt;center&gt;</text:p>
      <text:p text:style-name="P5"><text:span text:style-name="T3"><text:tab/></text:span><text:span text:style-name="T5">Tag utilizada para centralizar um texto. O HTML5 não suporta esta tag, </text:span><text:span text:style-name="T6">no entanto, é possível realizar o mesmo efeito via CSS.</text:span></text:p>
      <text:p text:style-name="P5"><text:span text:style-name="T6"/></text:p>
      <text:p text:style-name="P6">&lt;font&gt;</text:p>
      <text:p text:style-name="P6"><text:tab/><text:span text:style-name="T3">Esta tag especifica um tipo, tamanho e cor de fonte para um determinado texto. Esta tag não é mais utilizada no HTML5, e o mesmo efeito pode ser adiquirido por meio de CSS.</text:span></text:p>
      <text:p text:style-name="P6"><text:span text:style-name="T3"/></text:p>
      <text:p text:style-name="P6">&lt;hr&gt;</text:p>
      <text:p text:style-name="P6"><text:tab/><text:span text:style-name="T7">Delimita uma divisão de sessões de texto, separando conteúdos. O mesmo </text:span><text:span text:style-name="T8">é utilizado quando se pretende dividir a página em várias sessões. No HTML 4, </text:span><text:span text:style-name="T9">a tag renderiza uma reta horizontal. No HTML 5, há o mesmo efeito, mas serve como elemento semântico.</text:span></text:p>
      <text:p text:style-name="P6"><text:span text:style-name="T9"/></text:p>
      <text:p text:style-name="P7">&lt;strike&gt;</text:p>
      <text:p text:style-name="P7"><text:tab/><text:span text:style-name="T10">Esta tag renderiza um texto tachado, ou “cortado”. Não é mais suportado pelo HTML 5, e o mesmo efeito pode ser feito </text:span><text:span text:style-name="T11">pelas tags &lt;del&gt; ou &lt;s&gt;</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21:33:06.998008613</meta:creation-date>
    <dc:date>2017-02-13T22:11:50.638034277</dc:date>
    <meta:editing-duration>PT1M2S</meta:editing-duration>
    <meta:editing-cycles>1</meta:editing-cycles>
    <meta:document-statistic meta:table-count="0" meta:image-count="0" meta:object-count="0" meta:page-count="1" meta:paragraph-count="18" meta:word-count="277" meta:character-count="1564" meta:non-whitespace-character-count="1297"/>
    <meta:generator>LibreOffice/5.1.4.2$Linux_X86_64 LibreOffice_project/10m0$Build-2</meta:generator>
  </office:meta>
</office:document-meta>
</file>